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ic Demonstration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ree: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Root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_mai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_user(beveled)</text:p>
          </table:table-cell>
          <table:table-cell office:value-type="string">
            <text:p>ProgressBar()</text:p>
          </table:table-cell>
          <table:table-cell office:value-type="string">
            <text:p>f_sys(beveled)</text:p>
          </table:table-cell>
        </table:table-row>
        <table:table-row table:style-name="ro1">
          <table:table-cell table:number-columns-repeated="2"/>
          <table:table-cell office:value-type="string">
            <text:p>ttk.Button()</text:p>
          </table:table-cell>
          <table:table-cell office:value-type="string">
            <text:p>ttk.Entry()</text:p>
          </table:table-cell>
          <table:table-cell/>
          <table:table-cell office:value-type="string">
            <text:p>frame.ScrollLabel()</text:p>
          </table:table-cell>
        </table:table-row>
      </table:table>
      <table:table table:name="graphic outlin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9">03/19/2026</text:date>, <text:time>23:4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3M47S</meta:editing-duration>
    <meta:editing-cycles>6</meta:editing-cycles>
    <meta:generator>OpenOffice/4.1.9$Win32 OpenOffice.org_project/419m1$Build-9805</meta:generator>
    <dc:date>2026-03-19T23:45:17.70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